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3465a4" draw:marker-start-width="0.35cm" draw:marker-end-width="0.35cm" draw:fill="solid" draw:fill-color="#fffafa" draw:textarea-horizontal-align="justify" draw:textarea-vertical-align="middle" draw:auto-grow-height="false" fo:min-height="1.05cm" fo:min-width="15.3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7f50" draw:textarea-horizontal-align="justify" draw:textarea-vertical-align="middle" draw:auto-grow-height="false" fo:min-height="1.15cm" fo:min-width="1cm"/>
    </style:style>
    <style:style style:name="gr3" style:family="graphic" style:parent-style-name="standard">
      <style:graphic-properties draw:fill="solid" draw:fill-color="#98fb98" draw:textarea-horizontal-align="justify" draw:textarea-vertical-align="middle" draw:auto-grow-height="false" fo:min-height="1.15cm" fo:min-width="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P1" style:family="paragraph">
      <loext:graphic-properties draw:fill="solid" draw:fill-color="#fffa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f50"/>
      <style:paragraph-properties fo:text-align="center"/>
    </style:style>
    <style:style style:name="P4" style:family="paragraph">
      <loext:graphic-properties draw:fill="solid" draw:fill-color="#98fb98"/>
      <style:paragraph-properties fo:text-align="center"/>
    </style:style>
    <style:style style:name="P5" style:family="paragraph">
      <loext:graphic-properties draw:fill="none" draw:fill-color="#ffffff"/>
      <style:text-properties fo:font-size="24pt" style:text-underline-style="solid" style:text-underline-width="bold" style:text-underline-color="#98fb98" fo:background-color="#98fb98" style:font-size-asian="24pt" style:font-size-complex="24pt"/>
    </style:style>
    <style:style style:name="P6" style:family="paragraph">
      <loext:graphic-properties draw:fill="none" draw:fill-color="#ffffff"/>
      <style:text-properties fo:color="#ff7f50" fo:font-size="24pt" style:text-underline-style="solid" style:text-underline-width="bold" style:text-underline-color="#ff7f50" fo:background-color="#ff7f50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fo:font-size="24pt" style:text-underline-style="solid" style:text-underline-width="bold" style:text-underline-color="#98fb98" style:font-size-asian="24pt" style:font-size-complex="24pt"/>
    </style:style>
    <style:style style:name="T3" style:family="text">
      <style:text-properties fo:font-size="24pt" style:text-underline-style="solid" style:text-underline-width="bold" style:text-underline-color="#ff7f5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1.4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1.6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1.6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4.2cm" svg:y="1.6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5.8cm" svg:y="1.6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7.4cm" svg:y="1.6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9cm" svg:y="1.6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0.6cm" svg:y="1.6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2.2cm" svg:y="1.6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3.8cm" svg:y="1.6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22cm" svg:height="1.195cm" svg:x="8.2cm" svg:y="0cm">
          <draw:text-box>
            <text:p><text:span text:style-name="T2">Treinamento</text:span></text:p>
          </draw:text-box>
        </draw:frame>
        <draw:custom-shape draw:style-name="gr3" draw:text-style-name="P4" draw:layer="layout" svg:width="1.5cm" svg:height="1.4cm" svg:x="15.4cm" svg:y="1.6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26cm" svg:height="1.195cm" svg:x="1.174cm" svg:y="0.1cm">
          <draw:text-box>
            <text:p><text:span text:style-name="T3">Teste</text:span></text:p>
          </draw:text-box>
        </draw:frame>
        <draw:custom-shape draw:style-name="gr6" draw:text-style-name="P2" draw:layer="layout" svg:width="0.6cm" svg:height="0.8cm" svg:x="9cm" svg:y="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cm" svg:y="4.2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2.6cm" svg:y="4.2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4.2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4.2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7.4cm" svg:y="4.2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9cm" svg:y="4.2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0.6cm" svg:y="4.2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2.2cm" svg:y="4.2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3.8cm" svg:y="4.2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5.4cm" svg:y="4.2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0.8cm" svg:x="9cm" svg:y="5.8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6.8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cm" svg:y="6.82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2.6cm" svg:y="6.82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4.2cm" svg:y="6.825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5.8cm" svg:y="6.82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6.82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6.82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0.6cm" svg:y="6.82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2.2cm" svg:y="6.82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3.8cm" svg:y="6.82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5.4cm" svg:y="6.825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0.8cm" svg:x="9cm" svg:y="8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9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cm" svg:y="9.4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2.6cm" svg:y="9.4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4.2cm" svg:y="9.45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5.8cm" svg:y="9.4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7.4cm" svg:y="9.4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9cm" svg:y="9.4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0.6cm" svg:y="9.4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2.2cm" svg:y="9.4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3.8cm" svg:y="9.4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5.4cm" svg:y="9.45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0.8cm" svg:x="9cm" svg:y="11.0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5.9cm" svg:height="1.4cm" svg:x="1cm" svg:y="12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cm" svg:y="12.07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2.6cm" svg:y="12.075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4.2cm" svg:y="12.075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5.8cm" svg:y="12.075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7.4cm" svg:y="12.075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9cm" svg:y="12.075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0.6cm" svg:y="12.075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4cm" svg:x="12.2cm" svg:y="12.075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3.8cm" svg:y="12.075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5.4cm" svg:y="12.075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04:32:39.166604071</meta:creation-date>
    <dc:date>2019-06-13T06:18:10.197315366</dc:date>
    <meta:editing-duration>PT34M53S</meta:editing-duration>
    <meta:editing-cycles>8</meta:editing-cycles>
    <meta:generator>LibreOffice/6.2.0.3$MacOSX_X86_64 LibreOffice_project/98c6a8a1c6c7b144ce3cc729e34964b47ce25d62</meta:generator>
    <meta:document-statistic meta:object-count="61"/>
  </office:meta>
</office:document-meta>
</file>